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1" office:value-type="string" calcext:value-type="string">
            <text:p>Sr. No.</text:p>
          </table:table-cell>
          <table:table-cell table:style-name="ce12" office:value-type="string" calcext:value-type="string">
            <text:p>Topic:</text:p>
          </table:table-cell>
          <table:table-cell table:style-name="ce12" office:value-type="string" calcext:value-type="string">
            <text:p>Problem: </text:p>
          </table:table-cell>
          <table:table-cell table:style-name="ce1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2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0" office:value-type="string" calcext:value-type="string">
            <text:p>↔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leetcode.com/problems/merge-intervals/" xlink:type="simple">Merge Interval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Array</text:p>
          </table:table-cell>
          <table:table-cell table:style-name="ce1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17"/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13"/>
          <table:table-cell table:style-name="ce17"/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3" office:value-type="string" calcext:value-type="string">
            <text:p>Matrix</text:p>
          </table:table-cell>
          <table:table-cell table:style-name="ce1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3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leetcode.com/problems/reverse-string/" xlink:type="simple">Reverse a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3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spoj.com/problems/AGGRCOW/" xlink:type="simple">Aggressive cow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spoj.com/problems/EKO/" xlink:type="simple">EKOSPOJ: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spoj.com/problems/PRATA/" xlink:type="simple">ROTI-Prata SPOJ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spoj.com/problems/ANARC05B/" xlink:type="simple">DoubleHelix SPOJ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spoj.com/problems/SUBSUMS/" xlink:type="simple">Subset Sum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3" office:value-type="string" calcext:value-type="string">
            <text:p>LinkedList</text:p>
          </table:table-cell>
          <table:table-cell table:style-name="ce17" office:value-type="string" calcext:value-type="string">
            <text:p>Can we reverse a linked list in less than O(n) ?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LinkedList</text:p>
          </table:table-cell>
          <table:table-cell table:style-name="ce17" office:value-type="string" calcext:value-type="string">
            <text:p>Why Quicksort is preferred for. Arrays and Merge Sort for LinkedLists ?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13" office:value-type="string" calcext:value-type="string">
            <text:p>LinkedList</text:p>
          </table:table-cell>
          <table:table-cell table:style-name="ce1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3" office:value-type="string" calcext:value-type="string">
            <text:p>Binary Trees</text:p>
          </table:table-cell>
          <table:table-cell table:style-name="ce1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13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3" office:value-type="string" calcext:value-type="string">
            <text:p>Binary Search Trees</text:p>
          </table:table-cell>
          <table:table-cell table:style-name="ce1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3" office:value-type="string" calcext:value-type="string">
            <text:p>Binary Search Trees</text:p>
          </table:table-cell>
          <table:table-cell table:style-name="ce1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DIEHARD/" xlink:type="simple">DIEHARD -DIE HARD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GCJ101BB/" xlink:type="simple">Picking Up Chick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CHOCOLA/" xlink:type="simple">CHOCOLA –Chocolat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3" office:value-type="string" calcext:value-type="string">
            <text:p>Greedy</text:p>
          </table:table-cell>
          <table:table-cell table:style-name="ce1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tug-of-war/" xlink:type="simple">Tug of Wa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3" office:value-type="string" calcext:value-type="string">
            <text:p>BackTracking</text:p>
          </table:table-cell>
          <table:table-cell table:style-name="ce1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3" office:value-type="string" calcext:value-type="string">
            <text:p>Stacks &amp; Queues</text:p>
          </table:table-cell>
          <table:table-cell table:style-name="ce1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Stacks &amp; Queues</text:p>
          </table:table-cell>
          <table:table-cell table:style-name="ce1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13" office:value-type="string" calcext:value-type="string">
            <text:p>Heap</text:p>
          </table:table-cell>
          <table:table-cell table:style-name="ce1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3" office:value-type="string" calcext:value-type="string">
            <text:p>Heap</text:p>
          </table:table-cell>
          <table:table-cell table:style-name="ce1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flood-fill/" xlink:type="simple">flood fill alg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clone-graph/" xlink:type="simple">Clone a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word-ladder/" xlink:type="simple">word Ladder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3" office:value-type="string" calcext:value-type="string">
            <text:p>Graph</text:p>
          </table:table-cell>
          <table:table-cell table:style-name="ce1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3" office:value-type="string" calcext:value-type="string">
            <text:p>Trie</text:p>
          </table:table-cell>
          <table:table-cell table:style-name="ce1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13" office:value-type="string" calcext:value-type="string">
            <text:p>Dynamic Programming</text:p>
          </table:table-cell>
          <table:table-cell table:style-name="ce1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17"/>
          <table:table-cell table:style-name="ce20"/>
          <table:table-cell table:number-columns-repeated="60"/>
        </table:table-row>
        <table:table-row table:style-name="ro3">
          <table:table-cell/>
          <table:table-cell table:style-name="ce13"/>
          <table:table-cell table:style-name="ce17"/>
          <table:table-cell table:style-name="ce2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13" office:value-type="string" calcext:value-type="string">
            <text:p>Bit Manipulation</text:p>
          </table:table-cell>
          <table:table-cell table:style-name="ce1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2:17:08.688256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3-06T19:55:30.031291977</dc:date>
    <meta:generator>LibreOffice/7.0.3.1$Linux_X86_64 LibreOffice_project/00$Build-1</meta:generator>
    <meta:editing-duration>PT13H28M44S</meta:editing-duration>
    <meta:editing-cycles>11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